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CR" officeooo:rsid="000a0c23" officeooo:paragraph-rsid="000a0c23" style:font-size-asian="10.5pt"/>
    </style:style>
    <style:style style:name="P2" style:family="paragraph" style:parent-style-name="Standard">
      <style:text-properties style:font-name="Arial" fo:language="es" fo:country="CR" officeooo:rsid="0006fcf9" officeooo:paragraph-rsid="0006fcf9" style:font-size-asian="10.5pt"/>
    </style:style>
    <style:style style:name="P3" style:family="paragraph" style:parent-style-name="Standard">
      <style:text-properties style:font-name="Arial" fo:language="es" fo:country="CR" officeooo:rsid="0006fcf9" officeooo:paragraph-rsid="00081e5a" style:font-size-asian="10.5pt"/>
    </style:style>
    <style:style style:name="P4" style:family="paragraph" style:parent-style-name="Standard">
      <style:paragraph-properties fo:text-align="end" style:justify-single-word="false"/>
      <style:text-properties style:font-name="Arial" fo:language="es" fo:country="CR" officeooo:rsid="0006fcf9" officeooo:paragraph-rsid="0006fcf9" style:font-size-asian="10.5pt"/>
    </style:style>
    <style:style style:name="P5" style:family="paragraph" style:parent-style-name="Standard">
      <style:text-properties style:font-name="Arial" fo:language="es" fo:country="CR" officeooo:rsid="00081e5a" officeooo:paragraph-rsid="00081e5a" style:font-size-asian="10.5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fo:language="es" fo:country="CR" officeooo:rsid="00081e5a" officeooo:paragraph-rsid="00081e5a" style:font-size-asian="10.5pt"/>
    </style:style>
    <style:style style:name="P7" style:family="paragraph" style:parent-style-name="Standard">
      <style:text-properties style:font-name="Arial" fo:language="es" fo:country="CR" officeooo:rsid="00095601" officeooo:paragraph-rsid="00095601" style:font-size-asian="10.5pt"/>
    </style:style>
    <style:style style:name="P8" style:family="paragraph" style:parent-style-name="Standard">
      <style:text-properties style:font-name="Arial" fo:language="es" fo:country="CR" officeooo:rsid="000a0c23" officeooo:paragraph-rsid="000a0c23" style:font-size-asian="10.5pt"/>
    </style:style>
    <style:style style:name="P9" style:family="paragraph" style:parent-style-name="Standard">
      <style:text-properties style:font-name="Arial" fo:language="es" fo:country="CR" officeooo:rsid="000cbd4d" officeooo:paragraph-rsid="000cbd4d" style:font-size-asian="10.5pt"/>
    </style:style>
    <style:style style:name="P10" style:family="paragraph" style:parent-style-name="Standard">
      <style:text-properties style:font-name="Arial" fo:language="es" fo:country="CR" fo:font-weight="bold" officeooo:rsid="0006fcf9" officeooo:paragraph-rsid="00081e5a" style:font-size-asian="10.5pt" style:font-weight-asian="bold" style:font-weight-complex="bold"/>
    </style:style>
    <style:style style:name="P11" style:family="paragraph" style:parent-style-name="Standard">
      <style:text-properties style:font-name="Arial" fo:language="es" fo:country="CR" fo:font-weight="bold" officeooo:rsid="00081e5a" officeooo:paragraph-rsid="00081e5a" style:font-size-asian="10.5pt" style:font-weight-asian="bold" style:font-weight-complex="bold"/>
    </style:style>
    <style:style style:name="P12" style:family="paragraph" style:parent-style-name="Standard">
      <style:text-properties style:font-name="Arial" fo:font-size="14pt" fo:language="es" fo:country="CR" fo:font-weight="bold" officeooo:rsid="0006fcf9" officeooo:paragraph-rsid="00081e5a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language="es" fo:country="CR" fo:font-weight="bold" officeooo:rsid="00081e5a" officeooo:paragraph-rsid="00081e5a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2pt" fo:language="es" fo:country="CR" fo:font-weight="normal" officeooo:rsid="0009017b" officeooo:paragraph-rsid="0009017b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language="es" fo:country="CR" fo:font-weight="normal" officeooo:rsid="00095601" officeooo:paragraph-rsid="00095601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language="es" fo:country="CR" officeooo:rsid="000a0c23" officeooo:paragraph-rsid="000a0c23" style:font-size-asian="12pt" style:font-size-complex="12pt"/>
    </style:style>
    <style:style style:name="P17" style:family="paragraph" style:parent-style-name="Standard">
      <style:paragraph-properties fo:break-before="page"/>
      <style:text-properties style:font-name="Arial" fo:language="es" fo:country="CR" officeooo:rsid="0006fcf9" officeooo:paragraph-rsid="00081e5a" style:font-size-asian="10.5pt"/>
    </style:style>
    <style:style style:name="P18" style:family="paragraph" style:parent-style-name="Preformatted_20_Text">
      <style:paragraph-properties>
        <style:tab-stops>
          <style:tab-stop style:position="3.6701in"/>
        </style:tab-stops>
      </style:paragraph-properties>
      <style:text-properties style:font-name="Arial" fo:language="es" fo:country="CR" officeooo:rsid="000cbd4d" officeooo:paragraph-rsid="000cbd4d" style:font-size-asian="10.5pt"/>
    </style:style>
    <style:style style:name="P19" style:family="paragraph" style:parent-style-name="Preformatted_20_Text">
      <style:text-properties style:font-name="Arial" fo:font-size="12pt" fo:language="es" fo:country="CR" officeooo:rsid="000a0c23" officeooo:paragraph-rsid="000a0c23" style:font-size-asian="12pt" style:font-size-complex="12pt"/>
    </style:style>
    <style:style style:name="P20" style:family="paragraph" style:parent-style-name="Preformatted_20_Text">
      <style:text-properties style:font-name="Arial" fo:font-size="12pt" style:font-size-asian="12pt" style:font-size-complex="12pt"/>
    </style:style>
    <style:style style:name="P21" style:family="paragraph" style:parent-style-name="Preformatted_20_Text">
      <style:paragraph-properties>
        <style:tab-stops>
          <style:tab-stop style:position="3.6701in"/>
        </style:tab-stops>
      </style:paragraph-properties>
    </style:style>
    <style:style style:name="P22" style:family="paragraph" style:parent-style-name="Preformatted_20_Text">
      <style:paragraph-properties>
        <style:tab-stops>
          <style:tab-stop style:position="3.6701in"/>
        </style:tab-stops>
      </style:paragraph-properties>
      <style:text-properties officeooo:paragraph-rsid="000cbd4d"/>
    </style:style>
    <style:style style:name="P23" style:family="paragraph" style:parent-style-name="Preformatted_20_Text">
      <style:paragraph-properties fo:margin-top="0in" fo:margin-bottom="0.1965in" loext:contextual-spacing="false"/>
      <style:text-properties style:font-name="Arial" fo:font-size="12pt" style:font-size-asian="12pt" style:font-size-complex="12pt"/>
    </style:style>
    <style:style style:name="P24" style:family="paragraph" style:parent-style-name="Preformatted_20_Text">
      <style:paragraph-properties fo:margin-top="0in" fo:margin-bottom="0.1965in" loext:contextual-spacing="false">
        <style:tab-stops>
          <style:tab-stop style:position="3.6701in"/>
        </style:tab-stops>
      </style:paragraph-properties>
    </style:style>
    <style:style style:name="P25" style:family="paragraph" style:parent-style-name="Preformatted_20_Text">
      <style:paragraph-properties fo:margin-top="0in" fo:margin-bottom="0.1965in" loext:contextual-spacing="false">
        <style:tab-stops>
          <style:tab-stop style:position="3.6701in"/>
        </style:tab-stops>
      </style:paragraph-properties>
    </style:style>
    <style:style style:name="T1" style:family="text">
      <style:text-properties officeooo:rsid="00081e5a"/>
    </style:style>
    <style:style style:name="T2" style:family="text">
      <style:text-properties style:text-position="super 58%" officeooo:rsid="00081e5a"/>
    </style:style>
    <style:style style:name="T3" style:family="text">
      <style:text-properties officeooo:rsid="00095601"/>
    </style:style>
    <style:style style:name="T4" style:family="text">
      <style:text-properties officeooo:rsid="000a0c2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rea <text:span text:style-name="T1">extra clase</text:span> #3 - Datos <text:span text:style-name="T4">II <text:s text:c="20"/>28/agosto/2019 <text:s text:c="6"/></text:span></text:p>
      <text:p text:style-name="P2"/>
      <text:p text:style-name="P5">Valor 1%</text:p>
      <text:p text:style-name="P5"/>
      <text:p text:style-name="P11">Daniel Umaña Monge</text:p>
      <text:p text:style-name="P11">Alejandro Loría Jiménez </text:p>
      <text:p text:style-name="P5"/>
      <text:list xml:id="list3110564717" text:style-name="L1">
        <text:list-item>
          <text:p text:style-name="P6">Buscar un algoritmo que calce en dicha clasificación.</text:p>
        </text:list-item>
        <text:list-item>
          <text:p text:style-name="P6">Explicar porqué se clasifica así haciendo algún análisis de sus instrucciones.</text:p>
        </text:list-item>
        <text:list-item>
          <text:p text:style-name="P6">Determinar algunas ayudas para determinar rápidamente.</text:p>
        </text:list-item>
      </text:list>
      <text:p text:style-name="P2"/>
      <text:p text:style-name="P12"><text:span text:style-name="T1">Constante </text:span></text:p>
      <text:p text:style-name="P3"/>
      <text:p text:style-name="P5">Es un algoritmo que tarda el mismo tiempo en ejecutarse sin importar el tamaño de entrada del input. </text:p>
      <text:p text:style-name="P5"/>
      <text:p text:style-name="P5">Ejemplo:</text:p>
      <text:p text:style-name="P5"/>
      <text:p text:style-name="P5">void helloWorld(int n){</text:p>
      <text:p text:style-name="P5"><text:tab/>std::cout&lt;&lt;”Hello World”&lt;&lt;n;</text:p>
      <text:p text:style-name="P5">}</text:p>
      <text:p text:style-name="P5"/>
      <text:p text:style-name="P3"/>
      <text:p text:style-name="P12"><text:span text:style-name="T1">Lineal N</text:span></text:p>
      <text:p text:style-name="P12"/>
      <text:p text:style-name="P14">El tiempo de ejecución lineal lo que denota es que el algoritmo crece conforme a la entrada, esto debido a que debe de recorrer todos los elementos de la entrada. O(n).</text:p>
      <text:p text:style-name="P14"/>
      <text:p text:style-name="P14">Ejemplo:</text:p>
      <text:p text:style-name="P14"/>
      <text:p text:style-name="P14">int fin_max(int[] array){</text:p>
      <text:p text:style-name="P14"><text:tab/>int max = 0;</text:p>
      <text:p text:style-name="P14"><text:tab/>for(int i=0; i&lt;sizeof(array)-1;i++){</text:p>
      <text:p text:style-name="P14"><text:tab/><text:tab/><text:span text:style-name="T3">if(max&lt;array[i]){</text:span></text:p>
      <text:p text:style-name="P15"><text:tab/><text:tab/><text:tab/>max = array[i];</text:p>
      <text:p text:style-name="P14"><text:tab/><text:tab/><text:span text:style-name="T3">}</text:span></text:p>
      <text:p text:style-name="P14"><text:tab/>}<text:span text:style-name="T3">return max;</text:span></text:p>
      <text:p text:style-name="P14">}</text:p>
      <text:p text:style-name="P7">Al recorrer todos los elementos del array por cada ejecucción nos denota el tiempo de O(n).</text:p>
      <text:p text:style-name="P3"/>
      <text:p text:style-name="P17"/>
      <text:p text:style-name="P10"><text:span text:style-name="T1">Cúbico N</text:span><text:span text:style-name="T2">3</text:span> </text:p>
      <text:p text:style-name="P3"/>
      <text:p text:style-name="P9">Un algoritmo con tiempo de complejidad cuadrático, esto se debe a si el running time de tres loops es proporcional a cubo de N (N*N*N). Donde N es el tamaño de la entrada. </text:p>
      <text:p text:style-name="P9"/>
      <text:p text:style-name="P9">Ejemplo </text:p>
      <text:p text:style-name="P18">for ( i = 0; i &lt; N; i++ ) {</text:p>
      <text:p text:style-name="P21">  for ( j = 0; j &lt; N; j++ ){</text:p>
      <text:p text:style-name="P22"><text:s text:c="8"/>for ( j = 0; j &lt; N; j++ )</text:p>
      <text:p text:style-name="P22"><text:span text:style-name="T6">   </text:span> statement;</text:p>
      <text:p text:style-name="P21"><text:s text:c="8"/>}</text:p>
      <text:p text:style-name="P24">}</text:p>
      <text:p text:style-name="P24"/>
      <text:p text:style-name="P3"/>
      <text:p text:style-name="P13">Factorial N!</text:p>
      <text:p text:style-name="P5"/>
      <text:p text:style-name="P7">Factorial es la multiplicación de todos los enteros positivos menores a sí mismo incluyendo al número. <text:span text:style-name="T4">Es un número que crece muy rápido.</text:span> Por ello un algoritmo con complejidad Factorial es uno el cual debe <text:span text:style-name="T4">hacer comparaciones N! Donde N es el tamaño de la entrada.</text:span></text:p>
      <text:p text:style-name="P7"/>
      <text:p text:style-name="P8">Ejemplo:</text:p>
      <text:p text:style-name="P8"/>
      <text:p text:style-name="P8">Algoritmo de permutaciones. </text:p>
      <text:p text:style-name="P8"/>
      <text:p text:style-name="P8">Una función la cual debe retornar todas las posibles combinaciones de una entrada de string. </text:p>
      <text:p text:style-name="P8"/>
      <text:p text:style-name="P19">getPermutations('a') // =&gt; [ 'a']</text:p>
      <text:p text:style-name="P20">getPermutations('ab') // =&gt; <text:s/>[ 'ab', 'ba']</text:p>
      <text:p text:style-name="P23">getPermutations('abc') // =&gt; [ 'abc', 'acb', 'bac', 'bca', 'cab', 'cba' ]</text:p>
      <text:p text:style-name="P16"/>
      <text:p text:style-name="P16"/>
      <text:p text:style-name="P19">getPermutations(string, prefix = '') {</text:p>
      <text:p text:style-name="P20"><text:s text:c="2"/>if(string.length &lt;= 1) {</text:p>
      <text:p text:style-name="P20"><text:s text:c="4"/>return [prefix + string];</text:p>
      <text:p text:style-name="P20"><text:s text:c="2"/>}</text:p>
      <text:p text:style-name="P20"><text:s text:c="2"/>return Array.from(string).reduce((result, char, index) =&gt; {</text:p>
      <text:p text:style-name="P20"><text:s text:c="4"/>const reminder = string.slice(0, index) + string.slice(index+1);</text:p>
      <text:p text:style-name="P20"><text:s text:c="4"/>result = result.concat(getPermutations(reminder, prefix + char));</text:p>
      <text:p text:style-name="P20"><text:s text:c="4"/>return result;</text:p>
      <text:p text:style-name="P20"><text:s text:c="2"/>}, []);</text:p>
      <text:p text:style-name="P23">}</text:p>
      <text:p text:style-name="P16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54:24.976332343</meta:creation-date>
    <dc:date>2019-08-28T15:45:50.687789132</dc:date>
    <meta:editing-duration>PT9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335" meta:character-count="2064" meta:non-whitespace-character-count="1691"/>
  </office:meta>
</office:document-meta>
</file>